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/>
    </style:style>
    <style:style style:name="ce2" style:family="table-cell" style:parent-style-name="Default">
      <style:text-properties style:font-name="Carlito" fo:font-weight="bold" style:font-weight-asian="bold" style:font-weight-complex="bold"/>
    </style:style>
    <style:style style:name="ce3" style:family="table-cell" style:parent-style-name="Default" style:data-style-name="N134">
      <style:text-properties style:font-name="Carlito"/>
    </style:style>
    <style:style style:name="ce4" style:family="table-cell" style:parent-style-name="Default" style:data-style-name="N133">
      <style:text-properties style:font-name="Carli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/>
          <table:table-cell table:style-name="ce2" office:value-type="string" calcext:value-type="string">
            <text:p>Duration (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Efficienc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rial</text:p>
          </table:table-cell>
          <table:table-cell table:style-name="ce3" office:value-type="float" office:value="90.070035721" calcext:value-type="float">
            <text:p>90.070</text:p>
          </table:table-cell>
          <table:table-cell table:number-columns-repeated="2" table:style-name="ce3" office:value-type="float" office:value="1" calcext:value-type="float">
            <text:p>1.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m mutex</text:p>
          </table:table-cell>
          <table:table-cell table:style-name="ce3" office:value-type="float" office:value="72.886601097" calcext:value-type="float">
            <text:p>72.887</text:p>
          </table:table-cell>
          <table:table-cell table:style-name="ce3" table:formula="of:=[.$B$2]/[.$B3]" office:value-type="float" office:value="1.23575574063512" calcext:value-type="float">
            <text:p>1.236</text:p>
          </table:table-cell>
          <table:table-cell table:style-name="ce3" table:formula="of:=[.C3]/4" office:value-type="float" office:value="0.308938935158781" calcext:value-type="float">
            <text:p>0.3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m atomic</text:p>
          </table:table-cell>
          <table:table-cell table:style-name="ce4" office:value-type="float" office:value="79.264876258" calcext:value-type="float">
            <text:p>79.2649</text:p>
          </table:table-cell>
          <table:table-cell table:style-name="ce3" table:formula="of:=[.$B$2]/[.$B4]" office:value-type="float" office:value="1.13631711765789" calcext:value-type="float">
            <text:p>1.136</text:p>
          </table:table-cell>
          <table:table-cell table:style-name="ce3" table:formula="of:=[.C4]/4" office:value-type="float" office:value="0.284079279414473" calcext:value-type="float">
            <text:p>0.28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m reduction</text:p>
          </table:table-cell>
          <table:table-cell table:style-name="ce3" office:value-type="float" office:value="78.50295774" calcext:value-type="float">
            <text:p>78.503</text:p>
          </table:table-cell>
          <table:table-cell table:style-name="ce3" table:formula="of:=[.$B$2]/[.$B5]" office:value-type="float" office:value="1.14734576013441" calcext:value-type="float">
            <text:p>1.147</text:p>
          </table:table-cell>
          <table:table-cell table:style-name="ce3" table:formula="of:=[.C5]/4" office:value-type="float" office:value="0.286836440033603" calcext:value-type="float">
            <text:p>0.2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n reduction</text:p>
          </table:table-cell>
          <table:table-cell office:value-type="float" office:value="71.198641642" calcext:value-type="float">
            <text:p>71.198641642</text:p>
          </table:table-cell>
          <table:table-cell table:style-name="ce3" table:formula="of:=[.$B$2]/[.$B6]" office:value-type="float" office:value="1.26505272634117" calcext:value-type="float">
            <text:p>1.265</text:p>
          </table:table-cell>
          <table:table-cell table:style-name="ce3" table:formula="of:=[.C6]/4" office:value-type="float" office:value="0.316263181585292" calcext:value-type="float">
            <text:p>0.3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x reduction</text:p>
          </table:table-cell>
          <table:table-cell office:value-type="float" office:value="73.566513742" calcext:value-type="float">
            <text:p>73.566513742</text:p>
          </table:table-cell>
          <table:table-cell table:style-name="ce3" table:formula="of:=[.$B$2]/[.$B7]" office:value-type="float" office:value="1.22433470256424" calcext:value-type="float">
            <text:p>1.224</text:p>
          </table:table-cell>
          <table:table-cell table:style-name="ce3" table:formula="of:=[.C7]/4" office:value-type="float" office:value="0.306083675641061" calcext:value-type="float">
            <text:p>0.3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dDev reduction</text:p>
          </table:table-cell>
          <table:table-cell office:value-type="float" office:value="70.145390073" calcext:value-type="float">
            <text:p>70.145390073</text:p>
          </table:table-cell>
          <table:table-cell table:style-name="ce3" table:formula="of:=[.$B$2]/[.$B8]" office:value-type="float" office:value="1.28404782733783" calcext:value-type="float">
            <text:p>1.284</text:p>
          </table:table-cell>
          <table:table-cell table:style-name="ce3" table:formula="of:=[.C8]/4" office:value-type="float" office:value="0.321011956834457" calcext:value-type="float">
            <text:p>0.321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0:22:30.744245687</meta:creation-date>
    <dc:date>2025-05-20T12:02:48.108493433</dc:date>
    <meta:editing-duration>PT22M49S</meta:editing-duration>
    <meta:editing-cycles>5</meta:editing-cycles>
    <meta:generator>LibreOffice/24.2.7.2$Linux_X86_64 LibreOffice_project/420$Build-2</meta:generator>
    <meta:document-statistic meta:table-count="1" meta:cell-count="31" meta:object-count="0"/>
  </office:meta>
</office:document-meta>
</file>